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2in" fo:margin-left="0in" fo:margin-right="-0.0021in" table:align="margins"/>
    </style:style>
    <style:style style:name="Table1.A" style:family="table-column">
      <style:table-column-properties style:column-width="6.2639in" style:rel-column-width="61297*"/>
    </style:style>
    <style:style style:name="Table1.B" style:family="table-column">
      <style:table-column-properties style:column-width="0.4333in" style:rel-column-width="4238*"/>
    </style:style>
    <style:style style:name="Table1.A1" style:family="table-cell">
      <style:table-cell-properties fo:padding="0.0382in" fo:border="none"/>
    </style:style>
    <style:style style:name="Table20" style:family="table">
      <style:table-properties style:width="2.1618in" table:align="left"/>
    </style:style>
    <style:style style:name="Table20.A" style:family="table-column">
      <style:table-column-properties style:column-width="2.1618in"/>
    </style:style>
    <style:style style:name="Table20.A1" style:family="table-cell">
      <style:table-cell-properties fo:padding="0.0382in" fo:border="none"/>
    </style:style>
    <style:style style:name="Header" style:family="table">
      <style:table-properties style:width="2.8646in" fo:margin-left="2.3507in" fo:margin-right="1.4799in" table:align="margins"/>
    </style:style>
    <style:style style:name="Header.A" style:family="table-column">
      <style:table-column-properties style:column-width="2.8646in" style:rel-column-width="65535*"/>
    </style:style>
    <style:style style:name="Header.1" style:family="table-row">
      <style:table-row-properties style:min-row-height="0.4167in"/>
    </style:style>
    <style:style style:name="Header.A1" style:family="table-cell">
      <style:table-cell-properties fo:background-color="transparent" fo:padding="0.0382in" fo:border="none">
        <style:background-image/>
      </style:table-cell-properties>
    </style:style>
    <style:style style:name="Table3" style:family="table">
      <style:table-properties style:width="6.684in" fo:margin-left="0.0069in" fo:margin-right="0.0042in" table:align="margins"/>
    </style:style>
    <style:style style:name="Table3.A" style:family="table-column">
      <style:table-column-properties style:column-width="6.684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5.5646in" fo:margin-left="0.9701in" fo:margin-right="0.1604in" table:align="margins"/>
    </style:style>
    <style:style style:name="Table4.A" style:family="table-column">
      <style:table-column-properties style:column-width="1.8257in" style:rel-column-width="21504*"/>
    </style:style>
    <style:style style:name="Table4.B" style:family="table-column">
      <style:table-column-properties style:column-width="0.2118in" style:rel-column-width="2497*"/>
    </style:style>
    <style:style style:name="Table4.C" style:family="table-column">
      <style:table-column-properties style:column-width="3.5264in" style:rel-column-width="41534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6.6951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6188in" table:align="margins"/>
    </style:style>
    <style:style style:name="Table6.A" style:family="table-column">
      <style:table-column-properties style:column-width="6.6188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6188in" table:align="margins"/>
    </style:style>
    <style:style style:name="Table7.A" style:family="table-column">
      <style:table-column-properties style:column-width="6.6188in" style:rel-column-width="65535*"/>
    </style:style>
    <style:style style:name="Table7.1" style:family="table-row">
      <style:table-row-properties style:min-row-height="45.5076in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5424in" table:align="margins"/>
    </style:style>
    <style:style style:name="Table8.A" style:family="table-column">
      <style:table-column-properties style:column-width="0.2264in" style:rel-column-width="2271*"/>
    </style:style>
    <style:style style:name="Table8.B" style:family="table-column">
      <style:table-column-properties style:column-width="6.316in" style:rel-column-width="63264*"/>
    </style:style>
    <style:style style:name="Table8.A1" style:family="table-cell">
      <style:table-cell-properties fo:padding="0.0382in" fo:border="none"/>
    </style:style>
    <style:style style:name="Table25" style:family="table">
      <style:table-properties style:width="6.4583in" table:align="left"/>
    </style:style>
    <style:style style:name="Table25.A" style:family="table-column">
      <style:table-column-properties style:column-width="0.2472in"/>
    </style:style>
    <style:style style:name="Table25.B" style:family="table-column">
      <style:table-column-properties style:column-width="6.2111in"/>
    </style:style>
    <style:style style:name="Table25.A1" style:family="table-cell" style:data-style-name="N0">
      <style:table-cell-properties fo:padding="0.0382in" fo:border="none"/>
    </style:style>
    <style:style style:name="Table25.B1" style:family="table-cell">
      <style:table-cell-properties fo:padding="0.0382in" fo:border="none"/>
    </style:style>
    <style:style style:name="Table9" style:family="table">
      <style:table-properties style:width="6.2396in" table:align="margins"/>
    </style:style>
    <style:style style:name="Table9.A" style:family="table-column">
      <style:table-column-properties style:column-width="0.2264in" style:rel-column-width="2380*"/>
    </style:style>
    <style:style style:name="Table9.B" style:family="table-column">
      <style:table-column-properties style:column-width="6.0132in" style:rel-column-width="63155*"/>
    </style:style>
    <style:style style:name="Table9.A1" style:family="table-cell" style:data-style-name="N0">
      <style:table-cell-properties fo:padding="0.0382in" fo:border="none"/>
    </style:style>
    <style:style style:name="Table9.B1" style:family="table-cell">
      <style:table-cell-properties fo:padding="0.0382in" fo:border="none"/>
    </style:style>
    <style:style style:name="Table10" style:family="table">
      <style:table-properties style:width="6.4583in" table:align="left"/>
    </style:style>
    <style:style style:name="Table10.A" style:family="table-column">
      <style:table-column-properties style:column-width="0.2472in"/>
    </style:style>
    <style:style style:name="Table10.B" style:family="table-column">
      <style:table-column-properties style:column-width="6.2111in"/>
    </style:style>
    <style:style style:name="Table10.A1" style:family="table-cell" style:data-style-name="N0">
      <style:table-cell-properties fo:padding="0.0382in" fo:border="none"/>
    </style:style>
    <style:style style:name="Table10.B1" style:family="table-cell">
      <style:table-cell-properties fo:padding="0.0382in" fo:border="none"/>
    </style:style>
    <style:style style:name="Table11" style:family="table">
      <style:table-properties style:width="6.4583in" table:align="left"/>
    </style:style>
    <style:style style:name="Table11.A" style:family="table-column">
      <style:table-column-properties style:column-width="0.2472in"/>
    </style:style>
    <style:style style:name="Table11.B" style:family="table-column">
      <style:table-column-properties style:column-width="6.2111in"/>
    </style:style>
    <style:style style:name="Table11.A1" style:family="table-cell" style:data-style-name="N0">
      <style:table-cell-properties fo:padding="0.0382in" fo:border="none"/>
    </style:style>
    <style:style style:name="Table11.B1" style:family="table-cell">
      <style:table-cell-properties fo:padding="0.0382in" fo:border="none"/>
    </style:style>
    <style:style style:name="Table12" style:family="table">
      <style:table-properties style:width="6.2396in" table:align="margins"/>
    </style:style>
    <style:style style:name="Table12.A" style:family="table-column">
      <style:table-column-properties style:column-width="0.2889in" style:rel-column-width="3035*"/>
    </style:style>
    <style:style style:name="Table12.B" style:family="table-column">
      <style:table-column-properties style:column-width="5.9507in" style:rel-column-width="62500*"/>
    </style:style>
    <style:style style:name="Table12.A1" style:family="table-cell" style:data-style-name="N0">
      <style:table-cell-properties fo:padding="0.0382in" fo:border="none"/>
    </style:style>
    <style:style style:name="Table12.B1" style:family="table-cell">
      <style:table-cell-properties fo:padding="0.0382in" fo:border="none"/>
    </style:style>
    <style:style style:name="Table15" style:family="table">
      <style:table-properties style:width="6.2396in" table:align="margins"/>
    </style:style>
    <style:style style:name="Table15.A" style:family="table-column">
      <style:table-column-properties style:column-width="0.2771in" style:rel-column-width="2909*"/>
    </style:style>
    <style:style style:name="Table15.B" style:family="table-column">
      <style:table-column-properties style:column-width="5.9625in" style:rel-column-width="62626*"/>
    </style:style>
    <style:style style:name="Table15.A1" style:family="table-cell" style:data-style-name="N0">
      <style:table-cell-properties fo:padding="0.0382in" fo:border="none"/>
    </style:style>
    <style:style style:name="Table15.B1" style:family="table-cell">
      <style:table-cell-properties fo:padding="0.0382in" fo:border="none"/>
    </style:style>
    <style:style style:name="Table16" style:family="table">
      <style:table-properties style:width="6.5424in" table:align="margins"/>
    </style:style>
    <style:style style:name="Table16.A" style:family="table-column">
      <style:table-column-properties style:column-width="6.5424in" style:rel-column-width="65535*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6.5424in" table:align="margins"/>
    </style:style>
    <style:style style:name="Table17.A" style:family="table-column">
      <style:table-column-properties style:column-width="6.5424in" style:rel-column-width="65535*"/>
    </style:style>
    <style:style style:name="Table17.A1" style:family="table-cell">
      <style:table-cell-properties fo:padding="0.0382in" fo:border="none"/>
    </style:style>
    <style:style style:name="Table18" style:family="table">
      <style:table-properties style:width="6.5424in" table:align="margins"/>
    </style:style>
    <style:style style:name="Table18.A" style:family="table-column">
      <style:table-column-properties style:column-width="6.5424in" style:rel-column-width="65535*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6.466in" table:align="margins"/>
    </style:style>
    <style:style style:name="Table19.A" style:family="table-column">
      <style:table-column-properties style:column-width="0.2889in" style:rel-column-width="2929*"/>
    </style:style>
    <style:style style:name="Table19.B" style:family="table-column">
      <style:table-column-properties style:column-width="6.1771in" style:rel-column-width="62606*"/>
    </style:style>
    <style:style style:name="Table19.A1" style:family="table-cell" style:data-style-name="N0">
      <style:table-cell-properties fo:padding="0.0382in" fo:border="none"/>
    </style:style>
    <style:style style:name="Table19.B1" style:family="table-cell">
      <style:table-cell-properties fo:padding="0.0382in" fo:border="none"/>
    </style:style>
    <style:style style:name="Table21" style:family="table">
      <style:table-properties style:width="6.2028in" fo:margin-left="0.334in" fo:margin-right="0.0056in" table:align="margins"/>
    </style:style>
    <style:style style:name="Table21.A" style:family="table-column">
      <style:table-column-properties style:column-width="6.2028in" style:rel-column-width="65535*"/>
    </style:style>
    <style:style style:name="Table21.A1" style:family="table-cell">
      <style:table-cell-properties fo:padding="0.0382in" fo:border="none"/>
    </style:style>
    <style:style style:name="Table22" style:family="table">
      <style:table-properties style:width="6.1264in" table:align="margins"/>
    </style:style>
    <style:style style:name="Table22.A" style:family="table-column">
      <style:table-column-properties style:column-width="6.1264in" style:rel-column-width="65535*"/>
    </style:style>
    <style:style style:name="Table22.A1" style:family="table-cell">
      <style:table-cell-properties fo:padding="0.0382in" fo:border="none"/>
    </style:style>
    <style:style style:name="Table23" style:family="table">
      <style:table-properties style:width="6.1264in" table:align="margins"/>
    </style:style>
    <style:style style:name="Table23.A" style:family="table-column">
      <style:table-column-properties style:column-width="6.1264in" style:rel-column-width="65535*"/>
    </style:style>
    <style:style style:name="Table23.A1" style:family="table-cell">
      <style:table-cell-properties fo:padding="0.0382in" fo:border="none"/>
    </style:style>
    <style:style style:name="Table24" style:family="table">
      <style:table-properties style:width="6.1264in" table:align="margins"/>
    </style:style>
    <style:style style:name="Table24.A" style:family="table-column">
      <style:table-column-properties style:column-width="6.1264in" style:rel-column-width="65535*"/>
    </style:style>
    <style:style style:name="Table24.A1" style:family="table-cell">
      <style:table-cell-properties fo:padding="0.0382in" fo:border="none"/>
    </style:style>
    <style:style style:name="Table13" style:family="table">
      <style:table-properties style:width="6.2938in" fo:margin-left="0.3972in" fo:margin-right="0.0042in" table:align="margins"/>
    </style:style>
    <style:style style:name="Table13.A" style:family="table-column">
      <style:table-column-properties style:column-width="6.2938in" style:rel-column-width="65535*"/>
    </style:style>
    <style:style style:name="Table13.A1" style:family="table-cell">
      <style:table-cell-properties fo:padding="0.0382in" fo:border="none"/>
    </style:style>
    <style:style style:name="Table26" style:family="table">
      <style:table-properties style:width="6.6951in" table:align="margins"/>
    </style:style>
    <style:style style:name="Table26.A" style:family="table-column">
      <style:table-column-properties style:column-width="6.6951in" style:rel-column-width="65535*"/>
    </style:style>
    <style:style style:name="Table26.A1" style:family="table-cell">
      <style:table-cell-properties fo:padding="0.0382in" fo:border="none"/>
    </style:style>
    <style:style style:name="Table27" style:family="table">
      <style:table-properties style:width="6.6951in" table:align="margins"/>
    </style:style>
    <style:style style:name="Table27.A" style:family="table-column">
      <style:table-column-properties style:column-width="6.6951in" style:rel-column-width="65535*"/>
    </style:style>
    <style:style style:name="Table27.A1" style:family="table-cell">
      <style:table-cell-properties fo:padding="0.0382in" fo:border="none"/>
    </style:style>
    <style:style style:name="Table28" style:family="table">
      <style:table-properties style:width="6.6188in" table:align="margins"/>
    </style:style>
    <style:style style:name="Table28.A" style:family="table-column">
      <style:table-column-properties style:column-width="0.3271in" style:rel-column-width="3242*"/>
    </style:style>
    <style:style style:name="Table28.B" style:family="table-column">
      <style:table-column-properties style:column-width="6.2917in" style:rel-column-width="62293*"/>
    </style:style>
    <style:style style:name="Table28.A1" style:family="table-cell" style:data-style-name="N0">
      <style:table-cell-properties fo:padding="0.0382in" fo:border="none"/>
    </style:style>
    <style:style style:name="Table28.B1" style:family="table-cell">
      <style:table-cell-properties fo:padding="0.0382in" fo:border="none"/>
    </style:style>
    <style:style style:name="Table2" style:family="table">
      <style:table-properties style:width="6.6972in" fo:margin-left="0in" fo:margin-right="-0.0021in" table:align="margins"/>
    </style:style>
    <style:style style:name="Table2.A" style:family="table-column">
      <style:table-column-properties style:column-width="0.7819in" style:rel-column-width="7653*"/>
    </style:style>
    <style:style style:name="Table2.B" style:family="table-column">
      <style:table-column-properties style:column-width="2.6542in" style:rel-column-width="25970*"/>
    </style:style>
    <style:style style:name="Table2.C" style:family="table-column">
      <style:table-column-properties style:column-width="3.2611in" style:rel-column-width="31912*"/>
    </style:style>
    <style:style style:name="Table2.A1" style:family="table-cell">
      <style:table-cell-properties style:vertical-align="" fo:padding="0in" fo:border="none"/>
    </style:style>
    <style:style style:name="Table2.C1" style:family="table-cell">
      <style:table-cell-properties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1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12" style:family="paragraph" style:parent-style-name="Text_20_body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Times New Roman"/>
    </style:style>
    <style:style style:name="P13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fo:color="#595959" style:font-name="Times New Roman"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loext:contextual-spacing="false"/>
      <style:text-properties style:font-name="Times New Roman"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{kejaksaan}</text:p>
          </table:table-cell>
          <table:table-cell table:style-name="Table1.A1" office:value-type="string">
            <text:p text:style-name="P2">P-42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P9">“UNTUK KEADILAN”</text:p>
          </table:table-cell>
        </table:table-row>
      </table:table>
      <text:p text:style-name="P12"><text:tab/><text:tab/><text:tab/><text:tab/><text:tab/> <text:s text:c="20"/></text:p>
      <table:table table:name="Header" table:style-name="Header">
        <table:table-column table:style-name="Header.A"/>
        <table:table-row table:style-name="Header.1">
          <table:table-cell table:style-name="Header.A1" office:value-type="string">
            <text:p text:style-name="P4"><text:s/>SURAT TUNTUTAN</text:p>
            <text:p text:style-name="P4">NO.REG. PERKARA {no_perkara}</text:p>
          </table:table-cell>
        </table:table-row>
      </table:table>
      <text:p text:style-name="P11"/>
      <table:table table:name="Table3" table:style-name="Table3">
        <table:table-column table:style-name="Table3.A"/>
        <table:table-row>
          <table:table-cell table:style-name="Table3.A1" office:value-type="string">
            <text:p text:style-name="Standard"><text:s text:c="22"/>Jaksa Penuntut <text:s/>Umum pada Kejaksaan Negeri dengan memperhatikan hasil emeriksaan sidang dalam perkara atas nama terdakwa :</text:p>
          </table:table-cell>
        </table:table-row>
      </table:table>
      <text:p text:style-name="P11"><text:s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7">Nama Lengkap</text:p>
          </table:table-cell>
          <table:table-cell table:style-name="Table4.A1" office:value-type="string">
            <text:p text:style-name="P7">:</text:p>
          </table:table-cell>
          <table:table-cell table:style-name="Table4.A1" office:value-type="string">
            <text:p text:style-name="P7">{nama_lengkap}</text:p>
          </table:table-cell>
        </table:table-row>
        <table:table-row>
          <table:table-cell table:style-name="Table4.A1" office:value-type="string">
            <text:p text:style-name="P7">Tempat Lahir</text:p>
          </table:table-cell>
          <table:table-cell table:style-name="Table4.A1" office:value-type="string">
            <text:p text:style-name="P7">:</text:p>
          </table:table-cell>
          <table:table-cell table:style-name="Table4.A1" office:value-type="string">
            <text:p text:style-name="P7">{tempat_lahir}</text:p>
          </table:table-cell>
        </table:table-row>
        <table:table-row>
          <table:table-cell table:style-name="Table4.A1" office:value-type="string">
            <text:p text:style-name="P7">Umur/Tgl.Lahir</text:p>
          </table:table-cell>
          <table:table-cell table:style-name="Table4.A1" office:value-type="string">
            <text:p text:style-name="P7">:</text:p>
          </table:table-cell>
          <table:table-cell table:style-name="Table4.A1" office:value-type="string">
            <text:p text:style-name="P7">{tgl_lahir}</text:p>
          </table:table-cell>
        </table:table-row>
        <table:table-row>
          <table:table-cell table:style-name="Table4.A1" office:value-type="string">
            <text:p text:style-name="P7">Jenis Kelamin</text:p>
          </table:table-cell>
          <table:table-cell table:style-name="Table4.A1" office:value-type="string">
            <text:p text:style-name="P7">:</text:p>
          </table:table-cell>
          <table:table-cell table:style-name="Table4.A1" office:value-type="string">
            <text:p text:style-name="P7">{jenis_kelamin}</text:p>
          </table:table-cell>
        </table:table-row>
        <table:table-row>
          <table:table-cell table:style-name="Table4.A1" office:value-type="string">
            <text:p text:style-name="P7">Kebangsaan atau Kewarganegaraan</text:p>
          </table:table-cell>
          <table:table-cell table:style-name="Table4.A1" office:value-type="string">
            <text:p text:style-name="P7"/>
            <text:p text:style-name="P7">:</text:p>
          </table:table-cell>
          <table:table-cell table:style-name="Table4.A1" office:value-type="string">
            <text:p text:style-name="P7"/>
            <text:p text:style-name="P7">{kebangsaan}</text:p>
          </table:table-cell>
        </table:table-row>
        <table:table-row>
          <table:table-cell table:style-name="Table4.A1" office:value-type="string">
            <text:p text:style-name="P7">Tempat Tinggal</text:p>
          </table:table-cell>
          <table:table-cell table:style-name="Table4.A1" office:value-type="string">
            <text:p text:style-name="P7">:</text:p>
          </table:table-cell>
          <table:table-cell table:style-name="Table4.A1" office:value-type="string">
            <text:p text:style-name="P7">{tempat_tinggal}</text:p>
          </table:table-cell>
        </table:table-row>
        <table:table-row>
          <table:table-cell table:style-name="Table4.A1" office:value-type="string">
            <text:p text:style-name="P7">Agama</text:p>
          </table:table-cell>
          <table:table-cell table:style-name="Table4.A1" office:value-type="string">
            <text:p text:style-name="P7">:</text:p>
          </table:table-cell>
          <table:table-cell table:style-name="Table4.A1" office:value-type="string">
            <text:p text:style-name="P7">{agama}</text:p>
          </table:table-cell>
        </table:table-row>
        <table:table-row>
          <table:table-cell table:style-name="Table4.A1" office:value-type="string">
            <text:p text:style-name="P7">Pekerjaan</text:p>
          </table:table-cell>
          <table:table-cell table:style-name="Table4.A1" office:value-type="string">
            <text:p text:style-name="P7">:</text:p>
          </table:table-cell>
          <table:table-cell table:style-name="Table4.A1" office:value-type="string">
            <text:p text:style-name="P7">{pekerjaan}</text:p>
          </table:table-cell>
        </table:table-row>
        <table:table-row>
          <table:table-cell table:style-name="Table4.A1" office:value-type="string">
            <text:p text:style-name="P7">Pendidikan</text:p>
          </table:table-cell>
          <table:table-cell table:style-name="Table4.A1" office:value-type="string">
            <text:p text:style-name="P7">:</text:p>
          </table:table-cell>
          <table:table-cell table:style-name="Table4.A1" office:value-type="string">
            <text:p text:style-name="P7">{pendidikan}</text:p>
          </table:table-cell>
        </table:table-row>
      </table:table>
      <text:p text:style-name="P13"/>
      <table:table table:name="Table5" table:style-name="Table5">
        <table:table-column table:style-name="Table5.A"/>
        <table:table-row>
          <table:table-cell table:style-name="Table5.A1" office:value-type="string">
            <text:p text:style-name="P8">Berdasarkan Surat Penetapan Hakim / Hakim Ketua pada Pengadilan Negeri {pengadilan} Nomor <text:s/>{no} tanggal <text:s/>{tgl_surat} (Acara Pemeriksaan Biasa) <text:s/>/ Surat Pelimpahan Perkara Acara Pemeriksaan Singkat, tanggal <text:s/>{tgl} nomor {nomor} terdakwa dihadapkan ke depan persidangan dengan dakwaan sebagai berikut :</text:p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7">{dakwaan}</text:p>
                </table:table-cell>
              </table:table-row>
            </table:table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7"><text:soft-page-break/><text:s text:c="15"/>Fakta-fakta yang terungkap dalam pemeriksaan dipersidangan secara berturut-turut</text:p>
                  <text:p text:style-name="P7">berupa keterangan saksi-saksi, keterangan ahli, surat, petunjuk, keterangan terdakwa yaitu :</text:p>
                  <text:p text:style-name="P7"/>
                  <table:table table:name="Table8" table:style-name="Table8">
                    <table:table-column table:style-name="Table8.A"/>
                    <table:table-column table:style-name="Table8.B"/>
                    <table:table-row>
                      <table:table-cell table:style-name="Table8.A1" office:value-type="string">
                        <text:p text:style-name="P7">-</text:p>
                      </table:table-cell>
                      <table:table-cell table:style-name="Table8.A1" office:value-type="string">
                        <text:p text:style-name="P7">Keterangan saksi-saksi</text:p>
                        <table:table table:name="Table25" table:style-name="Table25">
                          <table:table-column table:style-name="Table25.A"/>
                          <table:table-column table:style-name="Table25.B"/>
                          <table:table-row>
                            <table:table-cell table:style-name="Table25.A1" office:value-type="float" office:value="1">
                              <text:p text:style-name="P7">1</text:p>
                            </table:table-cell>
                            <table:table-cell table:style-name="Table25.B1" office:value-type="string">
                              <text:p text:style-name="P7">{ket_saksi}</text:p>
                            </table:table-cell>
                          </table:table-row>
                        </table:table>
                        <text:p text:style-name="P7"/>
                      </table:table-cell>
                    </table:table-row>
                    <table:table-row>
                      <table:table-cell table:style-name="Table8.A1" office:value-type="string">
                        <text:p text:style-name="P7">-</text:p>
                      </table:table-cell>
                      <table:table-cell table:style-name="Table8.A1" office:value-type="string">
                        <text:p text:style-name="P7">Keterangan Ahli </text:p>
                        <table:table table:name="Table9" table:style-name="Table9">
                          <table:table-column table:style-name="Table9.A"/>
                          <table:table-column table:style-name="Table9.B"/>
                          <table:table-row>
                            <table:table-cell table:style-name="Table9.A1" office:value-type="float" office:value="1">
                              <text:p text:style-name="P7">1</text:p>
                            </table:table-cell>
                            <table:table-cell table:style-name="Table9.B1" office:value-type="string">
                              <text:p text:style-name="P7">{ket_ahli}</text:p>
                            </table:table-cell>
                          </table:table-row>
                        </table:table>
                        <text:p text:style-name="P7"/>
                      </table:table-cell>
                    </table:table-row>
                    <table:table-row>
                      <table:table-cell table:style-name="Table8.A1" office:value-type="string">
                        <text:p text:style-name="P7">-</text:p>
                      </table:table-cell>
                      <table:table-cell table:style-name="Table8.A1" office:value-type="string">
                        <text:p text:style-name="P7">Surat</text:p>
                        <table:table table:name="Table10" table:style-name="Table10">
                          <table:table-column table:style-name="Table10.A"/>
                          <table:table-column table:style-name="Table10.B"/>
                          <table:table-row>
                            <table:table-cell table:style-name="Table10.A1" office:value-type="float" office:value="1">
                              <text:p text:style-name="P7">1</text:p>
                            </table:table-cell>
                            <table:table-cell table:style-name="Table10.B1" office:value-type="string">
                              <text:p text:style-name="P7">{surat}</text:p>
                            </table:table-cell>
                          </table:table-row>
                        </table:table>
                        <text:p text:style-name="P7"/>
                      </table:table-cell>
                    </table:table-row>
                    <table:table-row>
                      <table:table-cell table:style-name="Table8.A1" office:value-type="string">
                        <text:p text:style-name="P7">-</text:p>
                      </table:table-cell>
                      <table:table-cell table:style-name="Table8.A1" office:value-type="string">
                        <text:p text:style-name="P7">Petunjuk</text:p>
                        <table:table table:name="Table11" table:style-name="Table11">
                          <table:table-column table:style-name="Table11.A"/>
                          <table:table-column table:style-name="Table11.B"/>
                          <table:table-row>
                            <table:table-cell table:style-name="Table11.A1" office:value-type="float" office:value="1">
                              <text:p text:style-name="P7">1</text:p>
                            </table:table-cell>
                            <table:table-cell table:style-name="Table11.B1" office:value-type="string">
                              <text:p text:style-name="P7">{petunjuk}</text:p>
                            </table:table-cell>
                          </table:table-row>
                        </table:table>
                        <text:p text:style-name="P7"/>
                      </table:table-cell>
                    </table:table-row>
                    <table:table-row>
                      <table:table-cell table:style-name="Table8.A1" office:value-type="string">
                        <text:p text:style-name="P7">-</text:p>
                      </table:table-cell>
                      <table:table-cell table:style-name="Table8.A1" office:value-type="string">
                        <text:p text:style-name="P7">Keterangan Terdakwa</text:p>
                        <table:table table:name="Table12" table:style-name="Table12">
                          <table:table-column table:style-name="Table12.A"/>
                          <table:table-column table:style-name="Table12.B"/>
                          <table:table-row>
                            <table:table-cell table:style-name="Table12.A1" office:value-type="float" office:value="1">
                              <text:p text:style-name="P7">1</text:p>
                            </table:table-cell>
                            <table:table-cell table:style-name="Table12.B1" office:value-type="string">
                              <text:p text:style-name="P7">{ket_terdakwa}</text:p>
                            </table:table-cell>
                          </table:table-row>
                        </table:table>
                        <text:p text:style-name="P7"/>
                      </table:table-cell>
                    </table:table-row>
                    <table:table-row>
                      <table:table-cell table:style-name="Table8.A1" office:value-type="string">
                        <text:p text:style-name="P7">-</text:p>
                      </table:table-cell>
                      <table:table-cell table:style-name="Table8.A1" office:value-type="string">
                        <text:p text:style-name="P7">Barang bukti yang diajukan dalam persidangan :</text:p>
                        <table:table table:name="Table15" table:style-name="Table15">
                          <table:table-column table:style-name="Table15.A"/>
                          <table:table-column table:style-name="Table15.B"/>
                          <table:table-row>
                            <table:table-cell table:style-name="Table15.A1" office:value-type="float" office:value="1">
                              <text:p text:style-name="P7">1</text:p>
                            </table:table-cell>
                            <table:table-cell table:style-name="Table15.B1" office:value-type="string">
                              <text:p text:style-name="P7">{barbuk}</text:p>
                            </table:table-cell>
                          </table:table-row>
                        </table:table>
                        <text:p text:style-name="P7"/>
                      </table:table-cell>
                    </table:table-row>
                  </table:table>
                  <table:table table:name="Table16" table:style-name="Table16">
                    <table:table-column table:style-name="Table16.A"/>
                    <table:table-row>
                      <table:table-cell table:style-name="Table16.A1" office:value-type="string">
                        <text:p text:style-name="Standard"><text:s text:c="15"/>Barang bukti yang diajukan dalam persidangan <text:s/>ini telah <text:s/>disita <text:s/>secara sah menurut hukum, karena itu dapat digunakan untuk memperkuat pembuktian.</text:p>
                        <text:p text:style-name="Standard"><text:s text:c="14"/>Ketua sidang / Hakim telah memperlihatkan barang bukti tersebut kepada terdakwa</text:p>
                        <text:p text:style-name="Standard">dan atau saksi oleh yang bersangkutan telah membenarkannya.</text:p>
                        <text:p text:style-name="Standard"><text:s text:c="14"/>Berdasarlam fakta-fakta yang terungkap dalam persidangan maka sampailah kami</text:p>
                        <text:p text:style-name="Standard">kepada pembuktian mengenai unsur-unsur tindak pidana yang didakwakan, yaitu :</text:p>
                      </table:table-cell>
                    </table:table-row>
                  </table:table>
                  <table:table table:name="Table17" table:style-name="Table17">
                    <table:table-column table:style-name="Table17.A"/>
                    <table:table-row>
                      <table:table-cell table:style-name="Table17.A1" office:value-type="string">
                        <text:p text:style-name="P7">Dakwaan {unsur_dakwaan}</text:p>
                      </table:table-cell>
                    </table:table-row>
                  </table:table>
                  <table:table table:name="Table18" table:style-name="Table18">
                    <table:table-column table:style-name="Table18.A"/>
                    <table:table-row>
                      <table:table-cell table:style-name="Table18.A1" office:value-type="string">
                        <text:p text:style-name="P7">Pasal <text:s text:c="51"/>dengan unsur-unsur sebagai berikut :</text:p>
                        <table:table table:name="Table19" table:style-name="Table19">
                          <table:table-column table:style-name="Table19.A"/>
                          <table:table-column table:style-name="Table19.B"/>
                          <table:table-row>
                            <table:table-cell table:style-name="Table19.A1" office:value-type="float" office:value="1">
                              <text:p text:style-name="P7">1</text:p>
                            </table:table-cell>
                            <table:table-cell table:style-name="Table19.B1" office:value-type="string">
                              <text:p text:style-name="P7">{pasal}</text:p>
                            </table:table-cell>
                          </table:table-row>
                        </table:table>
                        <text:p text:style-name="P7"/>
                      </table:table-cell>
                    </table:table-row>
                  </table:table>
                  <table:table table:name="Table21" table:style-name="Table21">
                    <table:table-column table:style-name="Table21.A"/>
                    <table:table-row>
                      <table:table-cell table:style-name="Table21.A1" office:value-type="string">
                        <text:p text:style-name="P7">Berdasarkan Uraian-uraian seperti tersebut maka :</text:p>
                        <table:table table:name="Table22" table:style-name="Table22">
                          <table:table-column table:style-name="Table22.A"/>
                          <table:table-row>
                            <table:table-cell table:style-name="Table22.A1" office:value-type="string">
                              <text:p text:style-name="P7">{uraian}</text:p>
                            </table:table-cell>
                          </table:table-row>
                        </table:table>
                        <text:p text:style-name="P7">sebelum kami sampai kepada tuntutan pidana atas diri terdakwa, perkenankanlah kami</text:p>
                        <text:p text:style-name="P7">mengemukakan hal-hal yang kami jadikan pertimbangan mengajukan tuntutan pidana yaitu :</text:p>
                        <text:p text:style-name="P7">Hal-hal yang memberatkan :</text:p>
                        <table:table table:name="Table23" table:style-name="Table23">
                          <table:table-column table:style-name="Table23.A"/>
                          <table:table-row>
                            <table:table-cell table:style-name="Table23.A1" office:value-type="string">
                              <text:p text:style-name="P7">{hal_memberatkan}</text:p>
                            </table:table-cell>
                          </table:table-row>
                        </table:table>
                        <text:p text:style-name="P7">Hal-hal yang meringankan :</text:p>
                        <table:table table:name="Table24" table:style-name="Table24">
                          <table:table-column table:style-name="Table24.A"/>
                          <table:table-row>
                            <table:table-cell table:style-name="Table24.A1" office:value-type="string">
                              <text:p text:style-name="P7">{hal_meringankan}</text:p>
                            </table:table-cell>
                          </table:table-row>
                        </table:table>
                        <text:p text:style-name="P7"/>
                      </table:table-cell>
                    </table:table-row>
                  </table:table>
                  <text:p text:style-name="P7"/>
                </table:table-cell>
              </table:table-row>
            </table:table>
            <text:p text:style-name="P7"/>
          </table:table-cell>
        </table:table-row>
      </table:table>
      <text:p text:style-name="P13"><text:soft-page-break/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7"><text:s text:c="15"/>Berdasarkan uraian dimaksud kami jaksa penuntut umum dalam perkara ini, dengan memperlihatkan ketentuan undang-undang yang bersangkutan.</text:p>
          </table:table-cell>
        </table:table-row>
      </table:table>
      <text:p text:style-name="P14"><text:tab/><text:tab/><text:tab/><text:tab/></text:p>
      <text:p text:style-name="P15">MENUNTUT</text:p>
      <text:p text:style-name="P15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0"><text:s text:c="14"/>Supaya hakim / majelis hakim pengadilan negeri {pengadilan}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P10">yang memeriksa dan mengadili perkara ini memutuskan. </text:p>
            <table:table table:name="Table28" table:style-name="Table28">
              <table:table-column table:style-name="Table28.A"/>
              <table:table-column table:style-name="Table28.B"/>
              <table:table-row>
                <table:table-cell table:style-name="Table28.A1" office:value-type="float" office:value="1">
                  <text:p text:style-name="P10">1</text:p>
                </table:table-cell>
                <table:table-cell table:style-name="Table28.B1" office:value-type="string">
                  <text:p text:style-name="P10">Menyatakan terdakwa <text:s/>{nama} bersalah melakukan tindak pidana {pidana} <text:s text:c="22"/></text:p>
                  <text:p text:style-name="P10">sebagaimana diatur dan diancam pidana dalam pasal <text:s/>{pasal} dalam surat dakwaan {dakwaan}</text:p>
                </table:table-cell>
              </table:table-row>
              <table:table-row>
                <table:table-cell table:style-name="Table28.A1" office:value-type="float" office:value="2">
                  <text:p text:style-name="P10">2</text:p>
                </table:table-cell>
                <table:table-cell table:style-name="Table28.B1" office:value-type="string">
                  <text:p text:style-name="P10">Menjatuhkan pidana terhadap terdakwa berupa pidana penjara selama </text:p>
                  <text:p text:style-name="P10">dengan dikurangi selama terdakwa berada dalam tahanan sementara ditambah dengan </text:p>
                </table:table-cell>
              </table:table-row>
              <table:table-row>
                <table:table-cell table:style-name="Table28.A1" office:value-type="float" office:value="3">
                  <text:p text:style-name="P10">3</text:p>
                </table:table-cell>
                <table:table-cell table:style-name="Table28.B1" office:value-type="string">
                  <text:p text:style-name="P10"><text:s/>Menyatakan barang bukti berupa {barbuk} , agar dikembalikan kepada <text:s/>(sebut nama dengan tegas yang paling berhak) / dirampas / dijadikan barang bukti perkara lain *).</text:p>
                </table:table-cell>
              </table:table-row>
              <table:table-row>
                <table:table-cell table:style-name="Table28.A1" office:value-type="float" office:value="4">
                  <text:p text:style-name="P10">4</text:p>
                </table:table-cell>
                <table:table-cell table:style-name="Table28.B1" office:value-type="string">
                  <text:p text:style-name="P10">Menetapkan agar terdakwa, membayar biaya perkara sebesar Rp. {sebesar} <text:s/>/ terbilang {terbilang}.</text:p>
                  <text:p text:style-name="P10"/>
                  <text:p text:style-name="P10">Menetapkan biaya perkara dibebankan kepada Negara *).</text:p>
                  <text:p text:style-name="P10"/>
                  <text:p text:style-name="P10"><text:s text:c="5"/>Demikian surat tuntutan ini kami bacakan dan di serahkan dalam sidang hari ini {hari} tanggal {tgl_keluar}.</text:p>
                </table:table-cell>
              </table:table-row>
              <table:table-row>
                <table:table-cell table:style-name="Table28.A1">
                  <text:p text:style-name="P10"/>
                </table:table-cell>
                <table:table-cell table:style-name="Table28.B1" office:value-type="string">
                  <text:p text:style-name="P10"/>
                </table:table-cell>
              </table:table-row>
              <table:table-row>
                <table:table-cell table:style-name="Table28.A1">
                  <text:p text:style-name="P10"/>
                </table:table-cell>
                <table:table-cell table:style-name="Table28.B1" office:value-type="string">
                  <text:p text:style-name="P10"/>
                </table:table-cell>
              </table:table-row>
            </table:table>
            <text:p text:style-name="P10"/>
          </table:table-cell>
        </table:table-row>
      </table:table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C1" office:value-type="string">
            <text:p text:style-name="P3">{kepala}</text:p>
            <text:p text:style-name="P3"/>
            <text:p text:style-name="P3"/>
            <text:p text:style-name="P3"/>
            <text:p text:style-name="P3"/>
            <text:p text:style-name="P3"/>
            <text:p text:style-name="P6">{nama_penandatangan}</text:p>
            <text:p text:style-name="P3">{pangkat} Nip. {nip_penandatangan}</text:p>
            <text:p text:style-name="P3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1T08:18:14.94</meta:creation-date>
    <dc:date>2015-11-04T14:22:07.96</dc:date>
    <meta:editing-duration>PT22H9M57S</meta:editing-duration>
    <meta:editing-cycles>125</meta:editing-cycles>
    <meta:generator>OpenOffice/4.1.1$Win32 OpenOffice.org_project/411m6$Build-9775</meta:generator>
    <meta:document-statistic meta:table-count="28" meta:image-count="0" meta:object-count="0" meta:page-count="3" meta:paragraph-count="100" meta:word-count="398" meta:character-count="3193"/>
  </office:meta>
</office:document-meta>
</file>